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181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feat/io-u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ernauers Lap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g</text:p>
          </table:table-cell>
          <table:table-cell office:value-type="string" calcext:value-type="string">
            <text:p>n/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kio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bi321 Lap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g</text:p>
          </table:table-cell>
          <table:table-cell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kio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ts0rcerer Lap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g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kio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4:53:53.139608199</meta:creation-date>
    <dc:date>2024-05-31T15:45:41.560925074</dc:date>
    <meta:editing-duration>PT51M49S</meta:editing-duration>
    <meta:editing-cycles>1</meta:editing-cycles>
    <meta:generator>LibreOffice/7.6.4.1$Linux_X86_64 LibreOffice_project/60$Build-1</meta:generator>
    <meta:document-statistic meta:table-count="1" meta:cell-count="22" meta:object-count="0"/>
  </office:meta>
</office:document-meta>
</file>